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adbd9"/>
    </style:style>
    <style:style style:name="P4" style:family="paragraph" style:parent-style-name="Standard">
      <style:text-properties officeooo:rsid="0008e29f" officeooo:paragraph-rsid="000b2c67"/>
    </style:style>
    <style:style style:name="P5" style:family="paragraph" style:parent-style-name="Standard">
      <style:text-properties officeooo:rsid="0008e29f" officeooo:paragraph-rsid="0008e29f"/>
    </style:style>
    <style:style style:name="P6" style:family="paragraph" style:parent-style-name="Standard">
      <style:text-properties officeooo:rsid="000f2db1" officeooo:paragraph-rsid="0008e29f"/>
    </style:style>
    <style:style style:name="P7" style:family="paragraph" style:parent-style-name="Standard">
      <style:text-properties officeooo:rsid="0010eaf8"/>
    </style:style>
    <style:style style:name="P8" style:family="paragraph" style:parent-style-name="Standard">
      <style:text-properties officeooo:rsid="0008e29f" officeooo:paragraph-rsid="001042ac"/>
    </style:style>
    <style:style style:name="P9" style:family="paragraph" style:parent-style-name="Standard">
      <style:text-properties officeooo:rsid="0008e29f" officeooo:paragraph-rsid="0013ba42"/>
    </style:style>
    <style:style style:name="P10" style:family="paragraph" style:parent-style-name="Standard">
      <style:text-properties officeooo:rsid="0005c819" officeooo:paragraph-rsid="001042ac"/>
    </style:style>
    <style:style style:name="P11" style:family="paragraph" style:parent-style-name="Standard">
      <style:text-properties officeooo:rsid="0005c819" officeooo:paragraph-rsid="0008e29f"/>
    </style:style>
    <style:style style:name="P12" style:family="paragraph" style:parent-style-name="Standard">
      <style:text-properties officeooo:rsid="0005c819" officeooo:paragraph-rsid="0013ba42"/>
    </style:style>
    <style:style style:name="P13" style:family="paragraph" style:parent-style-name="Standard">
      <style:text-properties officeooo:rsid="000f2db1" officeooo:paragraph-rsid="000f2db1"/>
    </style:style>
    <style:style style:name="P14" style:family="paragraph" style:parent-style-name="Standard">
      <style:text-properties officeooo:rsid="000f2db1" officeooo:paragraph-rsid="0008e29f"/>
    </style:style>
    <style:style style:name="P15" style:family="paragraph" style:parent-style-name="Standard">
      <style:text-properties officeooo:rsid="000f2db1" officeooo:paragraph-rsid="0013ba42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5a8ef" style:font-size-asian="10pt" style:font-size-complex="10pt"/>
    </style:style>
    <style:style style:name="T7" style:family="text">
      <style:text-properties officeooo:rsid="0010eaf8"/>
    </style:style>
    <style:style style:name="T8" style:family="text">
      <style:text-properties officeooo:rsid="0013ba4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8">7</text:span><text:span text:style-name="T3">: The </text:span><text:span text:style-name="T8">Deque</text:span><text:span text:style-name="T4"> class</text:span></text:p>
      <text:p text:style-name="P1"><text:tab/><text:span text:style-name="T2">files: </text:span><text:span text:style-name="T8">Deque.h, deque_test.cpp</text:span></text:p>
      <text:p text:style-name="P3"><text:tab/><text:span text:style-name="T8">3/4</text:span><text:span text:style-name="T7">/2012</text:span></text:p>
      <text:p text:style-name="P7"><text:tab/>Data structures used: Vector</text:p>
      <text:p text:style-name="P7"/>
      <text:p text:style-name="P8"><text:tab/><text:span text:style-name="T3">This lab consists of a</text:span><text:span text:style-name="T4">n</text:span><text:span text:style-name="T3"> implementation of the </text:span><text:span text:style-name="T8">deque</text:span><text:span text:style-name="T3"> container class, </text:span><text:span text:style-name="T8">aka double-ended</text:span></text:p>
      <text:p text:style-name="P8"><text:span text:style-name="T8"><text:tab/>queue. The implementation in this particular lab uses a combination two vectors as the <text:s text:c="2"/><text:tab/>underlaying container. Although the functionality provided by this class is not as </text:span></text:p>
      <text:p text:style-name="P8"><text:span text:style-name="T8"><text:tab/>complete as the functionality provided by its STL counterpart, the core functions are</text:span></text:p>
      <text:p text:style-name="P9"><text:span text:style-name="T8"><text:tab/>still provided. This means that during the coding process, one can still learn the main </text:span></text:p>
      <text:p text:style-name="P9"><text:span text:style-name="T8"><text:tab/>concepts pertaining to the class.</text:span></text:p>
      <text:p text:style-name="P9"><text:span text:style-name="T8"><text:tab/> </text:span></text:p>
      <text:p text:style-name="P4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10"><text:tab/><text:span text:style-name="T8">Deque</text:span><text:span text:style-name="T4"> class:</text:span></text:p>
      <text:p text:style-name="P12"><draw:frame draw:style-name="fr1" draw:name="Object1" text:anchor-type="paragraph" svg:width="5.6311in" svg:height="4.7417in" draw:z-index="0"><draw:object xlink:href="./Object 1" xlink:type="simple" xlink:show="embed" xlink:actuate="onLoad"/><draw:image xlink:href="./ObjectReplacements/Object 1" xlink:type="simple" xlink:show="embed" xlink:actuate="onLoad"/></draw:frame><text:tab/> <text:s text:c="3"/><text:span text:style-name="T5">* </text:span><text:span text:style-name="T6">In the worst case scenario, time complexity can be O(n). This is due to vectors being used as the</text:span></text:p>
      <text:p text:style-name="P12"><text:span text:style-name="T6"><text:tab/> <text:s text:c="7"/>underlaying containers.</text:span></text:p>
      <text:p text:style-name="P6"/>
      <text:p text:style-name="P13"><text:tab/> <text:s/></text:p>
      <text:p text:style-name="P13"><text:soft-page-break/></text:p>
      <text:p text:style-name="P13"/>
      <text:p text:style-name="P15"><text:tab/></text:p>
      <text:p text:style-name="P15"><text:span text:style-name="T8"/></text:p>
      <text:p text:style-name="P15"><text:span text:style-name="T8"><text:tab/>DequeIterator class:</text:span></text:p>
      <text:p text:style-name="P6"><text:tab/></text:p>
      <text:p text:style-name="P6"><draw:frame draw:style-name="fr2" draw:name="Object2" text:anchor-type="paragraph" svg:width="5.6311in" svg:height="3.66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3-04T12:32:29</dc:date>
    <dc:creator>user </dc:creator>
    <meta:editing-duration>PT01H19M50S</meta:editing-duration>
    <meta:editing-cycles>12</meta:editing-cycles>
    <meta:generator>OpenOffice.org/3.2$Linux OpenOffice.org_project/320m19$Build-9505</meta:generator>
    <meta:document-statistic meta:table-count="0" meta:image-count="0" meta:object-count="2" meta:page-count="2" meta:paragraph-count="22" meta:word-count="122" meta:character-count="8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unsigned int, T&amp;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 Deque&lt;T&gt;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[]( unsigned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const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iterator&amp;,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insert( const iterator&amp;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front( const T&amp; 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back( const T&amp; 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front(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back(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12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3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DequeIterator::DequeIterator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DequeIterator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DequeIterator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*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++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++(int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- -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- -(int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==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!=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&lt; 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[] ( unsigned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= 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+ (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– (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12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